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formula="of:= CONCATENATE(&quot;INSERT INTO [dbo].[Actor]([Nombre],[Apellido]) VALUES(&quot;;&quot;'&quot;;[.B2];&quot;'&quot;;&quot;, &quot;;&quot;'&quot;;[.C2];&quot;'&quot;;&quot;)&quot;)" office:value-type="string" office:string-value="INSERT INTO [dbo].[Actor]([Nombre],[Apellido]) VALUES('Oscar', 'Lolero')" calcext:value-type="string">
            <text:p>INSERT INTO [dbo].[Actor]([Nombre],[Apellido]) VALUES('Oscar', 'Lolero')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olero</text:p>
          </table:table-cell>
        </table:table-row>
        <table:table-row table:style-name="ro1">
          <table:table-cell table:formula="of:= CONCATENATE(&quot;INSERT INTO [dbo].[Actor]([Nombre],[Apellido]) VALUES(&quot;;&quot;'&quot;;[.B3];&quot;'&quot;;&quot;, &quot;;&quot;'&quot;;[.C3];&quot;'&quot;;&quot;)&quot;)" office:value-type="string" office:string-value="INSERT INTO [dbo].[Actor]([Nombre],[Apellido]) VALUES('Manu', 'Alvarez')" calcext:value-type="string">
            <text:p>INSERT INTO [dbo].[Actor]([Nombre],[Apellido]) VALUES('Manu', 'Alvarez')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Alvarez</text:p>
          </table:table-cell>
        </table:table-row>
        <table:table-row table:style-name="ro1">
          <table:table-cell table:formula="of:= CONCATENATE(&quot;INSERT INTO [dbo].[Actor]([Nombre],[Apellido]) VALUES(&quot;;&quot;'&quot;;[.B4];&quot;'&quot;;&quot;, &quot;;&quot;'&quot;;[.C4];&quot;'&quot;;&quot;)&quot;)" office:value-type="string" office:string-value="INSERT INTO [dbo].[Actor]([Nombre],[Apellido]) VALUES('Javier', 'Alvarez')" calcext:value-type="string">
            <text:p>INSERT INTO [dbo].[Actor]([Nombre],[Apellido]) VALUES('Javier', 'Alvarez')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Alvarez</text:p>
          </table:table-cell>
        </table:table-row>
        <table:table-row table:style-name="ro1">
          <table:table-cell table:formula="of:= CONCATENATE(&quot;INSERT INTO [dbo].[Actor]([Nombre],[Apellido]) VALUES(&quot;;&quot;'&quot;;[.B5];&quot;'&quot;;&quot;, &quot;;&quot;'&quot;;[.C5];&quot;'&quot;;&quot;)&quot;)" office:value-type="string" office:string-value="INSERT INTO [dbo].[Actor]([Nombre],[Apellido]) VALUES('Luis Maria ', 'Abellan ')" calcext:value-type="string">
            <text:p>INSERT INTO [dbo].[Actor]([Nombre],[Apellido]) VALUES('Luis Maria ', 'Abellan ')</text:p>
          </table:table-cell>
          <table:table-cell table:style-name="ce3" office:value-type="string" calcext:value-type="string">
            <text:p>Luis Maria </text:p>
          </table:table-cell>
          <table:table-cell table:style-name="ce3" office:value-type="string" calcext:value-type="string">
            <text:p>Abellan </text:p>
          </table:table-cell>
        </table:table-row>
        <table:table-row table:style-name="ro1">
          <table:table-cell table:formula="of:= CONCATENATE(&quot;INSERT INTO [dbo].[Actor]([Nombre],[Apellido]) VALUES(&quot;;&quot;'&quot;;[.B6];&quot;'&quot;;&quot;, &quot;;&quot;'&quot;;[.C6];&quot;'&quot;;&quot;)&quot;)" office:value-type="string" office:string-value="INSERT INTO [dbo].[Actor]([Nombre],[Apellido]) VALUES('Teofilo ', 'Figueras')" calcext:value-type="string">
            <text:p>INSERT INTO [dbo].[Actor]([Nombre],[Apellido]) VALUES('Teofilo ', 'Figueras')</text:p>
          </table:table-cell>
          <table:table-cell table:style-name="ce3" office:value-type="string" calcext:value-type="string">
            <text:p>Teofilo </text:p>
          </table:table-cell>
          <table:table-cell office:value-type="string" calcext:value-type="string">
            <text:p>Figueras</text:p>
          </table:table-cell>
        </table:table-row>
        <table:table-row table:style-name="ro1">
          <table:table-cell table:formula="of:= CONCATENATE(&quot;INSERT INTO [dbo].[Actor]([Nombre],[Apellido]) VALUES(&quot;;&quot;'&quot;;[.B7];&quot;'&quot;;&quot;, &quot;;&quot;'&quot;;[.C7];&quot;'&quot;;&quot;)&quot;)" office:value-type="string" office:string-value="INSERT INTO [dbo].[Actor]([Nombre],[Apellido]) VALUES('Wintop', 'Adedokun')" calcext:value-type="string">
            <text:p>INSERT INTO [dbo].[Actor]([Nombre],[Apellido]) VALUES('Wintop', 'Adedokun')</text:p>
          </table:table-cell>
          <table:table-cell office:value-type="string" calcext:value-type="string">
            <text:p>Wintop</text:p>
          </table:table-cell>
          <table:table-cell office:value-type="string" calcext:value-type="string">
            <text:p>Adedok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6:01:36.084000000</meta:creation-date>
    <dc:date>2023-06-27T16:44:30.233000000</dc:date>
    <meta:editing-duration>PT42M55S</meta:editing-duration>
    <meta:editing-cycles>1</meta:editing-cycles>
    <meta:document-statistic meta:table-count="1" meta:cell-count="18" meta:object-count="0"/>
    <meta:generator>LibreOffice/7.5.4.2$Windows_X86_64 LibreOffice_project/36ccfdc35048b057fd9854c757a8b67ec53977b6</meta:generator>
  </office:meta>
</office:document-meta>
</file>